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481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aea79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>
      <style:graphic-properties style:protect="size"/>
    </style:style>
    <style:style style:name="gr10" style:family="graphic">
      <style:graphic-properties svg:stroke-color="#000000" draw:fill-color="#dd4814" draw:textarea-horizontal-align="justify" draw:textarea-vertical-align="middle" draw:auto-grow-height="false"/>
    </style:style>
    <style:style style:name="gr11" style:family="graphic">
      <style:graphic-properties svg:stroke-color="#000000" draw:fill-color="#aea79f" draw:textarea-horizontal-align="justify" draw:textarea-vertical-align="middle" draw:auto-grow-height="false"/>
    </style:style>
    <style:style style:name="gr12" style:family="graphic">
      <style:graphic-properties svg:stroke-color="#000000" draw:textarea-horizontal-align="justify" draw:textarea-vertical-align="middle" draw:auto-grow-height="false"/>
    </style:style>
    <style:style style:name="gr13" style:family="graphic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xml:id="id1" draw:id="id1" draw:layer="layout" svg:width="5.588cm" svg:height="1.778cm" svg:x="0.254cm" svg:y="10.35cm">
          <text:p text:style-name="P1"><text:span text:style-name="T1">Recipe Client</text:span></text:p>
          <text:p text:style-name="P1"><text:span text:style-name="T1">(javascript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302cm" svg:height="3.048cm" svg:x="23.876cm" svg:y="6.032cm">
          <text:p text:style-name="P1"><text:span text:style-name="T1">Curated</text:span></text:p>
          <text:p text:style-name="P1"><text:span text:style-name="T1">Recip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4" draw:id="id4" draw:layer="layout" svg:width="5.588cm" svg:height="1.778cm" svg:x="21.336cm" svg:y="17.462cm">
          <text:p text:style-name="P1">BigOvenAPI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048cm" svg:y1="10.35cm" svg:x2="16.454cm" svg:y2="11.056cm" draw:start-shape="id1" draw:start-glue-point="0" draw:end-shape="id2" draw:end-glue-point="5" svg:d="M3048 10350v-501h13406v1207" svg:viewBox="0 0 13407 1208">
          <text:p/>
        </draw:connector>
        <draw:frame draw:style-name="gr5" draw:text-style-name="P3" draw:layer="layout" svg:width="6.259cm" svg:height="0.962cm" svg:x="7.537cm" svg:y="9.334cm">
          <draw:text-box>
            <text:p><text:span text:style-name="T1">recipe?title={search}</text:span></text:p>
          </draw:text-box>
        </draw:frame>
        <draw:connector draw:style-name="gr6" draw:text-style-name="P1" draw:layer="layout" svg:x1="19.868cm" svg:y1="11.056cm" svg:x2="25.527cm" svg:y2="9.08cm" draw:start-shape="id2" draw:start-glue-point="11" draw:end-shape="id3" draw:end-glue-point="7" svg:d="M19868 11056v-1340h5659v-636" svg:viewBox="0 0 5660 1977">
          <text:p/>
        </draw:connector>
        <draw:connector draw:style-name="gr6" draw:text-style-name="P1" draw:layer="layout" svg:x1="20.574cm" svg:y1="12.763cm" svg:x2="24.13cm" svg:y2="17.462cm" draw:start-shape="id2" draw:start-glue-point="10" draw:end-shape="id4" svg:d="M20574 12763h3556v4699" svg:viewBox="0 0 3557 4700">
          <text:p/>
        </draw:connector>
        <draw:frame draw:style-name="gr5" draw:text-style-name="P3" draw:layer="layout" svg:width="2.085cm" svg:height="0.962cm" svg:x="21.336cm" svg:y="9.234cm">
          <draw:text-box>
            <text:p><text:span text:style-name="T1">query</text:span></text:p>
          </draw:text-box>
        </draw:frame>
        <draw:connector draw:style-name="gr4" draw:text-style-name="P1" draw:layer="layout" svg:x1="15.748cm" svg:y1="12.763cm" svg:x2="3.048cm" svg:y2="12.128cm" draw:start-shape="id2" draw:start-glue-point="6" draw:end-shape="id1" draw:end-glue-point="2" svg:d="M15748 12763h-12700v-635" svg:viewBox="0 0 12701 636">
          <text:p/>
        </draw:connector>
        <draw:frame draw:style-name="gr5" draw:text-style-name="P3" draw:layer="layout" svg:width="2.403cm" svg:height="0.962cm" svg:x="22.435cm" svg:y="12.282cm">
          <draw:text-box>
            <text:p><text:span text:style-name="T1">search</text:span></text:p>
          </draw:text-box>
        </draw:frame>
        <draw:frame draw:style-name="gr5" draw:text-style-name="P3" draw:layer="layout" svg:width="7.428cm" svg:height="0.962cm" svg:x="6.858cm" svg:y="12.236cm">
          <draw:text-box>
            <text:p><text:span text:style-name="T1">Curated + BigOven Data</text:span></text:p>
          </draw:text-box>
        </draw:frame>
        <draw:custom-shape draw:style-name="gr1" draw:text-style-name="P2" xml:id="id5" draw:id="id5" draw:layer="layout" svg:width="5.588cm" svg:height="1.778cm" svg:x="6.35cm" svg:y="18.478cm">
          <text:p text:style-name="P1"><text:span text:style-name="T1">Curation UI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4.826cm" svg:height="4.826cm" svg:x="15.748cm" svg:y="10.35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8.161cm" svg:y1="10.35cm" svg:x2="23.876cm" svg:y2="7.556cm" draw:start-shape="id2" draw:start-glue-point="4" draw:end-shape="id3" draw:end-glue-point="6" svg:d="M18161 10350v-2794h5715" svg:viewBox="0 0 5716 2795">
          <text:p/>
        </draw:connector>
        <draw:frame draw:style-name="gr5" draw:text-style-name="P3" draw:layer="layout" svg:width="4.164cm" svg:height="0.962cm" svg:x="18.542cm" svg:y="7.134cm">
          <draw:text-box>
            <text:p><text:span text:style-name="T1">upsert recipe</text:span></text:p>
          </draw:text-box>
        </draw:frame>
        <draw:connector draw:style-name="gr6" draw:text-style-name="P1" draw:layer="layout" svg:x1="9.144cm" svg:y1="18.478cm" svg:x2="18.161cm" svg:y2="15.176cm" draw:start-shape="id5" draw:start-glue-point="0" draw:end-shape="id2" draw:end-glue-point="8" svg:d="M9144 18478v-1650h9017v-1652" svg:viewBox="0 0 9018 3303">
          <text:p/>
        </draw:connector>
        <draw:frame draw:style-name="gr5" draw:text-style-name="P3" draw:layer="layout" svg:width="4.79cm" svg:height="0.962cm" svg:x="12.192cm" svg:y="16.346cm">
          <draw:text-box>
            <text:p><text:span text:style-name="T1">GET recipe/{id}</text:span></text:p>
          </draw:text-box>
        </draw:frame>
        <draw:connector draw:style-name="gr8" draw:text-style-name="P1" draw:layer="layout" svg:x1="11.938cm" svg:y1="19.367cm" svg:x2="19.868cm" svg:y2="14.47cm" draw:start-shape="id5" draw:start-glue-point="1" draw:end-shape="id2" draw:end-glue-point="9" svg:d="M11938 19367h7930v-4897" svg:viewBox="0 0 7931 4898">
          <text:p/>
        </draw:connector>
        <draw:frame draw:style-name="gr5" draw:text-style-name="P3" draw:layer="layout" svg:width="4.752cm" svg:height="0.962cm" svg:x="13.79cm" svg:y="18.886cm">
          <draw:text-box>
            <text:p><text:span text:style-name="T1">PUT recipe/{id}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Ideal Architecture</text:p>
          </draw:text-box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2" xml:id="id6" draw:id="id6" draw:layer="Layout" svg:width="4.572cm" svg:height="1.778cm" svg:x="5.842cm" svg:y="10.35cm">
          <text:p text:style-name="P2"><text:span text:style-name="T1">Recipe Client</text:span></text:p>
          <text:p text:style-name="P2"><text:span text:style-name="T1">(javascript)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8" draw:id="id8" draw:layer="Layout" svg:width="3.302cm" svg:height="3.048cm" svg:x="23.876cm" svg:y="6.032cm">
          <text:p text:style-name="P2"><text:span text:style-name="T1">Curated</text:span></text:p>
          <text:p text:style-name="P2"><text:span text:style-name="T1">Recip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2" xml:id="id9" draw:id="id9" draw:layer="Layout" svg:width="5.588cm" svg:height="1.778cm" svg:x="21.336cm" svg:y="17.462cm">
          <text:p text:style-name="P2">BigOvenAPI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8.128cm" svg:y1="10.35cm" svg:x2="16.454cm" svg:y2="11.056cm" draw:start-shape="id6" draw:start-glue-point="0" draw:end-shape="id7" draw:end-glue-point="5" svg:d="M8128 10350v-501h8326v1207" svg:viewBox="0 0 8327 1208">
          <text:p/>
        </draw:connector>
        <draw:frame draw:style-name="gr5" draw:text-style-name="P3" draw:layer="layout" svg:width="3.317cm" svg:height="0.962cm" svg:x="11.537cm" svg:y="9.334cm">
          <draw:text-box>
            <text:p text:style-name="P3"><text:span text:style-name="T1">recipe/{id}</text:span></text:p>
          </draw:text-box>
        </draw:frame>
        <draw:connector draw:style-name="gr6" draw:text-style-name="P1" draw:layer="layout" svg:x1="19.868cm" svg:y1="11.056cm" svg:x2="25.527cm" svg:y2="9.08cm" draw:start-shape="id7" draw:start-glue-point="11" draw:end-shape="id8" draw:end-glue-point="7" svg:d="M19868 11056v-1340h5659v-636" svg:viewBox="0 0 5660 1977">
          <text:p/>
        </draw:connector>
        <draw:connector draw:style-name="gr6" draw:text-style-name="P1" draw:layer="layout" svg:x1="20.574cm" svg:y1="12.763cm" svg:x2="24.13cm" svg:y2="17.462cm" draw:start-shape="id7" draw:start-glue-point="10" draw:end-shape="id9" svg:d="M20574 12763h3556v4699" svg:viewBox="0 0 3557 4700">
          <text:p/>
        </draw:connector>
        <draw:frame draw:style-name="gr5" draw:text-style-name="P3" draw:layer="layout" svg:width="2.085cm" svg:height="0.962cm" svg:x="21.336cm" svg:y="9.234cm">
          <draw:text-box>
            <text:p text:style-name="P3"><text:span text:style-name="T1">query</text:span></text:p>
          </draw:text-box>
        </draw:frame>
        <draw:connector draw:style-name="gr4" draw:text-style-name="P1" draw:layer="layout" svg:x1="15.748cm" svg:y1="12.763cm" svg:x2="8.128cm" svg:y2="12.128cm" draw:start-shape="id7" draw:start-glue-point="6" draw:end-shape="id6" draw:end-glue-point="2" svg:d="M15748 12763h-7620v-635" svg:viewBox="0 0 7621 636">
          <text:p/>
        </draw:connector>
        <draw:frame draw:style-name="gr5" draw:text-style-name="P3" draw:layer="layout" svg:width="2.403cm" svg:height="0.962cm" svg:x="22.435cm" svg:y="12.282cm">
          <draw:text-box>
            <text:p text:style-name="P3"><text:span text:style-name="T1">search</text:span></text:p>
          </draw:text-box>
        </draw:frame>
        <draw:frame draw:style-name="gr5" draw:text-style-name="P3" draw:layer="layout" svg:width="4.27cm" svg:height="0.962cm" svg:x="10.858cm" svg:y="12.236cm">
          <draw:text-box>
            <text:p text:style-name="P3"><text:span text:style-name="T1">Curated Data</text:span></text:p>
          </draw:text-box>
        </draw:frame>
        <draw:custom-shape draw:style-name="gr13" draw:text-style-name="P2" xml:id="id7" draw:id="id7" draw:layer="Layout" svg:width="4.826cm" svg:height="4.826cm" svg:x="15.748cm" svg:y="10.35cm">
          <text:p text:style-name="P2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Target Architecture</text:p>
          </draw:text-box>
        </draw:fram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0" draw:text-style-name="P2" xml:id="id10" draw:id="id10" draw:layer="Layout" svg:width="4.572cm" svg:height="1.778cm" svg:x="18.764cm" svg:y="14.414cm">
          <text:p text:style-name="P2"><text:span text:style-name="T1">Recipe Client</text:span></text:p>
          <text:p text:style-name="P2"><text:span text:style-name="T1">(javascrip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572cm" svg:height="1.778cm" svg:x="11.652cm" svg:y="12.382cm">
          <text:p text:style-name="P2"><text:span text:style-name="T1">APK wrapp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4.572cm" svg:height="1.778cm" svg:x="5.302cm" svg:y="12.382cm">
          <text:p text:style-name="P2"><text:span text:style-name="T1">Andro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4.572cm" svg:height="1.778cm" svg:x="11.652cm" svg:y="16.446cm">
          <text:p text:style-name="P2"><text:span text:style-name="T1">HTTP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4.572cm" svg:height="1.778cm" svg:x="5.302cm" svg:y="16.446cm">
          <text:p text:style-name="P2"><text:span text:style-name="T1">Browser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8.764cm" svg:y1="15.303cm" svg:x2="16.224cm" svg:y2="13.271cm" draw:start-shape="id10" draw:start-glue-point="3" draw:end-shape="id11" draw:end-glue-point="1" svg:d="M18764 15303h-1270v-2032h-1270" svg:viewBox="0 0 2541 2033">
          <text:p/>
        </draw:connector>
        <draw:connector draw:style-name="gr8" draw:text-style-name="P1" draw:layer="layout" svg:x1="18.764cm" svg:y1="15.303cm" svg:x2="16.224cm" svg:y2="17.335cm" draw:start-shape="id10" draw:start-glue-point="3" draw:end-shape="id12" draw:end-glue-point="1" svg:d="M18764 15303h-1270v2032h-1270" svg:viewBox="0 0 2541 2033">
          <text:p/>
        </draw:connector>
        <draw:connector draw:style-name="gr8" draw:text-style-name="P1" draw:layer="layout" svg:x1="11.652cm" svg:y1="13.271cm" svg:x2="9.874cm" svg:y2="13.271cm" draw:start-shape="id11" draw:start-glue-point="3" draw:end-shape="id13" draw:end-glue-point="1" svg:d="M11652 13271h-1778" svg:viewBox="0 0 1779 1">
          <text:p/>
        </draw:connector>
        <draw:connector draw:style-name="gr8" draw:text-style-name="P1" draw:layer="layout" svg:x1="11.652cm" svg:y1="17.335cm" svg:x2="9.874cm" svg:y2="17.335cm" draw:start-shape="id12" draw:start-glue-point="3" draw:end-shape="id14" draw:end-glue-point="1" svg:d="M11652 17335h-1778" svg:viewBox="0 0 1779 1">
          <text:p/>
        </draw:connector>
        <draw:frame presentation:style-name="pr1" draw:layer="layout" svg:width="25.199cm" svg:height="3.506cm" svg:x="1.401cm" svg:y="0.837cm" presentation:class="title" presentation:user-transformed="true">
          <draw:text-box>
            <text:p>Target Platforms</text:p>
          </draw:text-box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9T16:45:42.209209960</meta:creation-date>
    <meta:editing-duration>PT4H15M17S</meta:editing-duration>
    <meta:editing-cycles>18</meta:editing-cycles>
    <dc:date>2014-11-19T19:21:24.404435640</dc:date>
    <meta:generator>LibreOffice/4.2.7.2$Linux_X86_64 LibreOffice_project/420m0$Build-2</meta:generator>
    <meta:document-statistic meta:object-count="70"/>
  </office:meta>
</office:document-meta>
</file>